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561" officeooo:paragraph-rsid="00033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itialization</text:p>
      <text:p text:style-name="P1"><text:tab/>counter = 0</text:p>
      <text:p text:style-name="P1"><text:tab/>total = 0</text:p>
      <text:p text:style-name="P1"><text:tab/>required_class = ‘SS3’</text:p>
      <text:p text:style-name="P1"><text:tab/>class_ = inputt the class </text:p>
      <text:p text:style-name="P1"><text:tab/>grade = input a number apart from -25</text:p>
      <text:p text:style-name="P1">2. Processing</text:p>
      <text:p text:style-name="P1"><text:tab/>if class_ == required_class</text:p>
      <text:p text:style-name="P1"><text:tab/><text:tab/>while the grade != -25</text:p>
      <text:p text:style-name="P1"><text:tab/><text:tab/>total = total + grade</text:p>
      <text:p text:style-name="P1"><text:tab/><text:tab/>counter += 1</text:p>
      <text:p text:style-name="P1"><text:tab/></text:p>
      <text:p text:style-name="P1"><text:tab/><text:tab/>grade = input a number apart from -25</text:p>
      <text:p text:style-name="P1"><text:tab/></text:p>
      <text:p text:style-name="P1">3. Termination</text:p>
      <text:p text:style-name="P1"><text:tab/>average = total / counter</text:p>
      <text:p text:style-name="P1"/>
      <text:p text:style-name="P1"><text:tab/>print * * 70</text:p>
      <text:p text:style-name="P1"><text:tab/>print Number of Students in the class: , counter</text:p>
      <text:p text:style-name="P1"><text:tab/>print * * 70</text:p>
      <text:p text:style-name="P1"><text:tab/>print Total Score : , total</text:p>
      <text:p text:style-name="P1"><text:tab/>print Average Score: , averag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09:07:27.639411146</meta:creation-date>
    <dc:date>2023-06-17T09:37:02.682170387</dc:date>
    <meta:editing-duration>PT16M44S</meta:editing-duration>
    <meta:editing-cycles>1</meta:editing-cycles>
    <meta:document-statistic meta:table-count="0" meta:image-count="0" meta:object-count="0" meta:page-count="1" meta:paragraph-count="21" meta:word-count="86" meta:character-count="445" meta:non-whitespace-character-count="354"/>
    <meta:generator>LibreOffice/7.3.2.2$Linux_X86_64 LibreOffice_project/30$Build-2</meta:generator>
  </office:meta>
</office:document-meta>
</file>